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FreeSans_1.ttf" manifest:media-type="application/x-font-ttf"/>
  <manifest:file-entry manifest:full-path="Fonts/Font_Liberation_Serif_2.ttf" manifest:media-type="application/x-font-ttf"/>
  <manifest:file-entry manifest:full-path="Fonts/Font_DejaVu_Sans_1.ttf" manifest:media-type="application/x-font-ttf"/>
  <manifest:file-entry manifest:full-path="Fonts/Font_Liberation_Serif_3.ttf" manifest:media-type="application/x-font-ttf"/>
  <manifest:file-entry manifest:full-path="Fonts/Font_DejaVu_Sans_2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14.801cm" fo:break-before="page" table:align="center" fo:background-color="transparent" style:shadow="#808080 0.101cm 0.101cm" fo:keep-with-next="always">
        <style:background-image/>
      </style:table-properties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11.732cm"/>
    </style:style>
    <style:style style:name="Table1.A1" style:family="table-cell">
      <style:table-cell-properties fo:padding-left="0.199cm" fo:padding-right="0.349cm" fo:padding-top="0.349cm" fo:padding-bottom="0.349cm" fo:border-left="1.05pt solid #000000" fo:border-right="none" fo:border-top="1.05pt solid #000000" fo:border-bottom="none"/>
    </style:style>
    <style:style style:name="Table1.B1" style:family="table-cell">
      <style:table-cell-properties fo:padding-left="0.199cm" fo:padding-right="0.349cm" fo:padding-top="0.349cm" fo:padding-bottom="0.349cm" fo:border-left="none" fo:border-right="1.05pt solid #000000" fo:border-top="1.05pt solid #000000" fo:border-bottom="none"/>
    </style:style>
    <style:style style:name="Table1.2" style:family="table-row">
      <style:table-row-properties style:min-row-height="2.002cm" fo:background-color="#77bc65">
        <style:background-image/>
      </style:table-row-properties>
    </style:style>
    <style:style style:name="Table1.A2" style:family="table-cell">
      <style:table-cell-properties style:vertical-align="bottom" fo:background-color="#bf819e" fo:padding-left="0.199cm" fo:padding-right="0.349cm" fo:padding-top="0.349cm" fo:padding-bottom="0.349cm" fo:border-left="1.05pt solid #000000" fo:border-right="none" fo:border-top="none" fo:border-bottom="none" loext:writing-mode="bt-lr">
        <style:background-image/>
      </style:table-cell-properties>
    </style:style>
    <style:style style:name="Table1.B2" style:family="table-cell">
      <style:table-cell-properties fo:padding-left="0.199cm" fo:padding-right="0.349cm" fo:padding-top="0.349cm" fo:padding-bottom="0.349cm" fo:border-left="none" fo:border-right="1.05pt solid #000000" fo:border-top="none" fo:border-bottom="none"/>
    </style:style>
    <style:style style:name="Table1.A3" style:family="table-cell">
      <style:table-cell-properties fo:padding-left="0.199cm" fo:padding-right="0.349cm" fo:padding-top="0.349cm" fo:padding-bottom="0.349cm" fo:border-left="1.05pt solid #000000" fo:border-right="none" fo:border-top="none" fo:border-bottom="1.05pt solid #000000"/>
    </style:style>
    <style:style style:name="Table1.B3" style:family="table-cell">
      <style:table-cell-properties fo:padding-left="0.199cm" fo:padding-right="0.349cm" fo:padding-top="0.349cm" fo:padding-bottom="0.349cm" fo:border-left="none" fo:border-right="1.05pt solid #000000" fo:border-top="none" fo:border-bottom="1.05pt solid #000000"/>
    </style:style>
    <style:style style:name="Table1.A4" style:family="table-cell">
      <style:table-cell-properties fo:padding-left="0.199cm" fo:padding-right="0.349cm" fo:padding-top="0.349cm" fo:padding-bottom="0.349cm" fo:border-left="1.05pt solid #000000" fo:border-right="none" fo:border-top="none" fo:border-bottom="1.05pt solid #000000"/>
    </style:style>
    <style:style style:name="Table1.B4" style:family="table-cell">
      <style:table-cell-properties fo:padding-left="0.199cm" fo:padding-right="0.349cm" fo:padding-top="0.349cm" fo:padding-bottom="0.349cm" fo:border-left="none" fo:border-right="1.05pt solid #000000" fo:border-top="none" fo:border-bottom="1.05pt solid #000000"/>
    </style:style>
    <style:style style:name="Table1.A5" style:family="table-cell">
      <style:table-cell-properties fo:padding-left="0.199cm" fo:padding-right="0.349cm" fo:padding-top="0.349cm" fo:padding-bottom="0.349cm" fo:border-left="1.05pt solid #000000" fo:border-right="none" fo:border-top="none" fo:border-bottom="1.05pt solid #000000"/>
    </style:style>
    <style:style style:name="Table1.B5" style:family="table-cell">
      <style:table-cell-properties fo:padding-left="0.199cm" fo:padding-right="0.349cm" fo:padding-top="0.349cm" fo:padding-bottom="0.349cm" fo:border-left="none" fo:border-right="1.05pt solid #000000" fo:border-top="none" fo:border-bottom="1.05pt solid #000000"/>
    </style:style>
    <style:style style:name="P1" style:family="paragraph" style:parent-style-name="Table_20_Contents">
      <style:text-properties officeooo:rsid="000a2f24" officeooo:paragraph-rsid="000a2f24"/>
    </style:style>
    <style:style style:name="P2" style:family="paragraph" style:parent-style-name="Table_20_Contents">
      <style:text-properties officeooo:rsid="000a2f24" officeooo:paragraph-rsid="000a2f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B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3" office:value-type="string">
            <text:p text:style-name="P1"/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4" office:value-type="string">
            <text:p text:style-name="P1"/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2:32:28.269774339</meta:creation-date>
    <meta:editing-cycles>7</meta:editing-cycles>
    <meta:editing-duration>PT22M13S</meta:editing-duration>
    <dc:date>2020-04-04T13:39:28.865589347</dc:date>
    <meta:generator>LibreOffice/6.4.2.2$Linux_X86_64 LibreOffice_project/4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